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3000002030861DEE6.png"/>
  <manifest:file-entry manifest:media-type="image/png" manifest:full-path="Pictures/10000000000006FB000002E38B0219E5.png"/>
  <manifest:file-entry manifest:media-type="image/png" manifest:full-path="Pictures/100000000000075F000003B5722ABA52.png"/>
  <manifest:file-entry manifest:media-type="image/png" manifest:full-path="Pictures/1000000000000766000003C04C3101C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7.029cm" draw:z-index="0"><draw:image xlink:href="Pictures/10000000000006FB000002E38B0219E5.png" xlink:type="simple" xlink:show="embed" xlink:actuate="onLoad"/></draw:frame></text:p>
      <text:p text:style-name="Standard"><draw:frame draw:style-name="fr1" draw:name="figura2" text:anchor-type="paragraph" svg:width="17cm" svg:height="6.997cm" draw:z-index="1"><draw:image xlink:href="Pictures/10000000000004E3000002030861DEE6.png" xlink:type="simple" xlink:show="embed" xlink:actuate="onLoad"/></draw:frame></text:p>
      <text:p text:style-name="Standard"><draw:frame draw:style-name="fr1" draw:name="figura3" text:anchor-type="paragraph" svg:width="17cm" svg:height="8.55cm" draw:z-index="2"><draw:image xlink:href="Pictures/100000000000075F000003B5722ABA52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figura4" text:anchor-type="paragraph" svg:width="17cm" svg:height="8.617cm" draw:z-index="3"><draw:image xlink:href="Pictures/1000000000000766000003C04C3101C6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07T14:45:49.55</meta:creation-date>
    <meta:document-statistic meta:table-count="0" meta:image-count="4" meta:object-count="0" meta:page-count="2" meta:paragraph-count="0" meta:word-count="0" meta:character-count="0"/>
    <dc:date>2018-03-07T14:48:27.89</dc:date>
    <meta:editing-duration>PT00H02M38S</meta:editing-duration>
    <meta:editing-cycles>1</meta:editing-cycles>
    <meta:generator>BrOffice.org/3.2$Win32 OpenOffice.org_project/320m12$Build-9483</meta:generator>
  </office:meta>
</office:document-meta>
</file>